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#ffffff" fo:color="#333333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333333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fo:color="#333333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333333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333333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333333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top="15.00pt" fo:margin-bottom="7.5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bottom="7.50pt"/>
    </style:style>
    <style:style style:name="P6" style:family="paragraph">
      <style:paragraph-properties fo:line-height="100.00%" fo:text-align="left" fo:margin-top="5.00pt" fo:margin-bottom="5.00pt"/>
    </style:style>
    <style:style style:name="P7" style:family="paragraph">
      <style:paragraph-properties fo:line-height="100.00%" fo:text-align="left" fo:margin-bottom="7.5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66.60pt"/>
        </style:tab-stops>
      </style:paragraph-properties>
    </style:style>
    <style:style style:name="P10" style:family="paragraph">
      <style:paragraph-properties fo:line-height="100.00%" fo:text-align="left" fo:margin-bottom="8.00p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66.6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justify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0.00%" fo:text-align="left" fo:margin-bottom="8.00pt"/>
    </style:style>
    <style:style style:name="P16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000000in"/>
    </style:style>
    <style:style style:name="Table01" style:family="table">
      <style:table-properties style:width="1.000000in" fo:margin-left="0.000000in" style:writing-mode="lr" table:align="left" style:may-break-between-rows="true"/>
    </style:style>
    <style:style style:name="TableRow0100" style:family="table-row">
      <style:table-row-properties style:min-row-height="0.25000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draw:frame text:anchor-type="as-char" svg:width="152.40mm" svg:height="114.30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114.30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103.98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>B</text:span><text:span text:style-name="T2">OOTSTRAP FORMS</text:span></text:p>
      <text:p text:style-name="P2"><text:span text:style-name="T3">&lt;! DOCTYPE html&gt;</text:span></text:p>
      <text:p text:style-name="P2"><text:span text:style-name="T3">&lt;html&gt;</text:span></text:p>
      <text:p text:style-name="P2"><text:span text:style-name="T3">&lt;head&gt;</text:span></text:p>
      <text:p text:style-name="P2"><text:span text:style-name="T3"><text:s text:c="2"/>&lt;meta name="viewport" content="width=device-width, initial-scale=1"&gt;</text:span></text:p>
      <text:p text:style-name="P2"><text:span text:style-name="T3"><text:s text:c="2"/>&lt;link rel="style sheet" href="http://maxcdn.bootstrapcdn.com/bootstrap/3.3.7/css/bootstrap.min.css"&gt;</text:span></text:p>
      <text:p text:style-name="P2"><text:span text:style-name="T3"><text:s text:c="2"/>&lt;script src="https://ajax.googleapis.com/ajax/libs/jquery/1.12.4/jquery.min.js"&gt;&lt;/script&gt;</text:span></text:p>
      <text:p text:style-name="P2"><text:span text:style-name="T3"><text:s text:c="2"/>&lt;script src="http://maxcdn.bootstrapcdn.com/bootstrap/3.3.7/js/bootstrap.min.js"&gt;&lt;/script&gt;</text:span></text:p>
      <text:p text:style-name="P2"><text:span text:style-name="T3">&lt;/head&gt;</text:span></text:p>
      <text:p text:style-name="P2"><text:span text:style-name="T3">&lt;body&gt;</text:span></text:p>
      <text:p text:style-name="P2"><text:span text:style-name="T3"/></text:p>
      <text:p text:style-name="P2"><text:span text:style-name="T3">&lt;div class="container"&gt;</text:span></text:p>
      <text:p text:style-name="P2"><text:span text:style-name="T3"><text:s text:c="2"/>&lt;h2&gt;Vertical (basic) Form&lt;/h2&gt;</text:span></text:p>
      <text:p text:style-name="P2"><text:span text:style-name="T3"><text:s text:c="2"/>&lt;form&gt;</text:span></text:p>
      <text:p text:style-name="P2"><text:span text:style-name="T3"><text:s text:c="4"/>&lt;div class="form-group"&gt;</text:span></text:p>
      <text:p text:style-name="P2"><text:span text:style-name="T3"><text:s text:c="6"/>&lt;label for="email"&gt;Email :&lt;/label&gt;</text:span></text:p>
      <text:p text:style-name="P2"><text:span text:style-name="T3"><text:s text:c="6"/>&lt;input type="email" class="form-control" id="email" placeholder="Enter email"&gt;</text:span></text:p>
      <text:p text:style-name="P2"><text:span text:style-name="T3"><text:s text:c="4"/>&lt;/div&gt;</text:span></text:p>
      <text:p text:style-name="P2"><text:span text:style-name="T3"><text:s text:c="4"/>&lt;div class="form-group"&gt;</text:span></text:p>
      <text:p text:style-name="P2"><text:span text:style-name="T3"><text:s text:c="6"/>&lt;label for="pwd"&gt;Password :&lt;/label&gt;</text:span></text:p>
      <text:p text:style-name="P2"><text:span text:style-name="T3"><text:s text:c="6"/>&lt;input type="password" class="form-control" id="pwd" placeholder="Enter password"&gt;</text:span></text:p>
      <text:p text:style-name="P2"><text:span text:style-name="T3"><text:s text:c="4"/>&lt;/div&gt;</text:span></text:p>
      <text:p text:style-name="P2"><text:span text:style-name="T3"><text:s text:c="4"/>&lt;div class="checkbox"&gt;</text:span></text:p>
      <text:p text:style-name="P2"><text:span text:style-name="T3"><text:s text:c="6"/>&lt;label&gt;&lt;input type="checkbox"&gt; Remember me&lt;/label&gt;</text:span></text:p>
      <text:p text:style-name="P2"><text:span text:style-name="T3"><text:s text:c="4"/>&lt;/div&gt;</text:span></text:p>
      <text:p text:style-name="P2"><text:span text:style-name="T3"><text:s text:c="4"/>&lt;button type="submit" class="btn btn-default"&gt;Submit&lt;/button&gt;</text:span></text:p>
      <text:p text:style-name="P2"><text:span text:style-name="T3"><text:s text:c="2"/>&lt;/form&gt;</text:span></text:p>
      <text:p text:style-name="P2"><text:span text:style-name="T3">&lt;/div&gt;</text:span></text:p>
      <text:p text:style-name="P2"><text:span text:style-name="T3">&lt;/body&gt;</text:span></text:p>
      <text:p text:style-name="P2"><text:span text:style-name="T3">&lt;/html&gt;</text:span></text:p>
      <text:p text:style-name="P2"><text:span text:style-name="T4">OUTPUT:</text:span></text:p>
      <text:p text:style-name="P3"><text:span text:style-name="T5">Vertical (basic) Form</text:span></text:p>
      <text:p text:style-name="P4"><text:span text:style-name="T6">Email:</text:span></text:p>
      <text:p text:style-name="P4"><text:span text:style-name="T6">Password:</text:span></text:p>
      <text:p text:style-name="P5"><text:span text:style-name="T6">Remember me</text:span></text:p>
      <text:p text:style-name="P5"><text:span text:style-name="T7">CSS FONTS:</text:span></text:p>
      <text:p text:style-name="P5"><text:span text:style-name="T8">&lt;! DOCTYPE html&gt;</text:span></text:p>
      <text:p text:style-name="P5"><text:span text:style-name="T8">&lt;html&gt;</text:span></text:p>
      <text:p text:style-name="P5"><text:span text:style-name="T8">&lt;head&gt;</text:span></text:p>
      <text:p text:style-name="P5"><text:span text:style-name="T8">&lt;style&gt;</text:span></text:p>
      <text:p text:style-name="P5"><text:span text:style-name="T8">p.normal {</text:span></text:p>
      <text:p text:style-name="P5"><text:span text:style-name="T8"><text:s text:c="4"/>font-style: normal;</text:span></text:p>
      <text:p text:style-name="P5"><text:span text:style-name="T8">}</text:span></text:p>
      <text:p text:style-name="P5"><text:span text:style-name="T8"/></text:p>
      <text:p text:style-name="P5"><text:span text:style-name="T8">p.italic {</text:span></text:p>
      <text:p text:style-name="P5"><text:span text:style-name="T8"><text:s text:c="4"/>font-style: italic;</text:span></text:p>
      <text:p text:style-name="P5"><text:span text:style-name="T8">}</text:span></text:p>
      <text:p text:style-name="P5"><text:span text:style-name="T8"/></text:p>
      <text:p text:style-name="P5"><text:span text:style-name="T8">p.oblique {</text:span></text:p>
      <text:p text:style-name="P5"><text:span text:style-name="T8"><text:s text:c="4"/>font-style: oblique;</text:span></text:p>
      <text:p text:style-name="P5"><text:span text:style-name="T8">}</text:span></text:p>
      <text:p text:style-name="P5"><text:span text:style-name="T8">&lt;/style&gt;</text:span></text:p>
      <text:p text:style-name="P5"><text:span text:style-name="T8">&lt;/head&gt;</text:span></text:p>
      <text:p text:style-name="P5"><text:span text:style-name="T8">&lt;body&gt;</text:span></text:p>
      <text:p text:style-name="P5"><text:span text:style-name="T8"/></text:p>
      <text:p text:style-name="P5"><text:span text:style-name="T8">&lt;p class="normal"&gt;This is a paragraph in normal style.&lt;/p&gt;</text:span></text:p>
      <text:p text:style-name="P5"><text:span text:style-name="T8">&lt;p class="italic"&gt;This is a paragraph in italic style.&lt;/p&gt;</text:span></text:p>
      <text:p text:style-name="P5"><text:span text:style-name="T8">&lt;p class="oblique"&gt;This is a paragraph in oblique style.&lt;/p&gt;</text:span></text:p>
      <text:p text:style-name="P5"><text:span text:style-name="T8"/></text:p>
      <text:p text:style-name="P5"><text:span text:style-name="T8">&lt;/body&gt;</text:span></text:p>
      <text:p text:style-name="P5"><text:span text:style-name="T8">&lt;/html&gt;</text:span></text:p>
      <text:p text:style-name="P5"><text:span text:style-name="T9">OUTPUT:</text:span></text:p>
      <text:p text:style-name="P6"><text:span text:style-name="T10">This is a paragraph in normal style.</text:span></text:p>
      <text:p text:style-name="P6"><text:span text:style-name="T11">This is a paragraph in italic style.</text:span></text:p>
      <text:p text:style-name="P6"><text:span text:style-name="T11">This is a paragraph in oblique style.</text:span></text:p>
      <text:p text:style-name="P7"><text:span text:style-name="T12"/></text:p>
      <text:p text:style-name="P8"><text:span text:style-name="T13">HTML ERROR HANDLING:</text:span></text:p>
      <text:p text:style-name="P8"><text:span text:style-name="T14">&lt;html&gt;</text:span></text:p>
      <text:p text:style-name="P8"><text:span text:style-name="T14"><text:s text:c="3"/>&lt;head&gt;</text:span></text:p>
      <text:p text:style-name="P8"><text:span text:style-name="T14"><text:s text:c="6"/></text:span></text:p>
      <text:p text:style-name="P8"><text:span text:style-name="T14"><text:s text:c="6"/>&lt;script type="text/javascript"&gt;</text:span></text:p>
      <text:p text:style-name="P8"><text:span text:style-name="T14"><text:s text:c="9"/>&lt;!--</text:span></text:p>
      <text:p text:style-name="P8"><text:span text:style-name="T14"><text:s text:c="12"/>function myFunc()</text:span></text:p>
      <text:p text:style-name="P8"><text:span text:style-name="T14"><text:s text:c="12"/>{</text:span></text:p>
      <text:p text:style-name="P8"><text:span text:style-name="T14"><text:s text:c="15"/>var a = 100;</text:span></text:p>
      <text:p text:style-name="P8"><text:span text:style-name="T14"><text:s text:c="15"/>alert("Value of variable a is : " + a );</text:span></text:p>
      <text:p text:style-name="P8"><text:span text:style-name="T14"><text:s text:c="12"/>}</text:span></text:p>
      <text:p text:style-name="P8"><text:span text:style-name="T14"><text:s text:c="9"/>//--&gt;</text:span></text:p>
      <text:p text:style-name="P8"><text:span text:style-name="T14"><text:s text:c="6"/>&lt;/script&gt;</text:span></text:p>
      <text:p text:style-name="P8"><text:span text:style-name="T14"><text:s text:c="6"/></text:span></text:p>
      <text:p text:style-name="P8"><text:span text:style-name="T14"><text:s text:c="3"/>&lt;/head&gt;</text:span></text:p>
      <text:p text:style-name="P8"><text:span text:style-name="T14"><text:s text:c="3"/></text:span></text:p>
      <text:p text:style-name="P8"><text:span text:style-name="T14"><text:s text:c="3"/>&lt;body&gt;</text:span></text:p>
      <text:p text:style-name="P8"><text:span text:style-name="T14"><text:s text:c="6"/>&lt;p&gt;Click the following to see the result:&lt;/p&gt;</text:span></text:p>
      <text:p text:style-name="P8"><text:span text:style-name="T14"><text:s text:c="6"/></text:span></text:p>
      <text:p text:style-name="P8"><text:span text:style-name="T14"><text:s text:c="6"/>&lt;form&gt;</text:span></text:p>
      <text:p text:style-name="P8"><text:span text:style-name="T14"><text:s text:c="9"/>&lt;input type="button" value="Click Me" on click="myFunc();" /&gt;</text:span></text:p>
      <text:p text:style-name="P8"><text:span text:style-name="T14"><text:s text:c="6"/>&lt;/form&gt;</text:span></text:p>
      <text:p text:style-name="P8"><text:span text:style-name="T14"><text:s text:c="6"/></text:span></text:p>
      <text:p text:style-name="P8"><text:span text:style-name="T14"><text:s text:c="3"/>&lt;/body&gt;</text:span></text:p>
      <text:p text:style-name="P8"><text:span text:style-name="T14">&lt;/html&gt;</text:span></text:p>
      <text:p text:style-name="P8"><text:span text:style-name="T14">OUTPUT: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10"><text:span text:style-name="T16">CLICK ME</text:span><text:span text:style-name="T17"/></text:p>
          </table:table-cell>
        </table:table-row>
      </table:table>
      <text:p text:style-name="P12"><text:span text:style-name="T18">CLICK ME OPTION:</text:span></text:p>
      <text:p text:style-name="P12"><text:span text:style-name="T18"/></text:p>
      <text:p text:style-name="P12"><text:span text:style-name="T18"/></text:p>
      <text:p text:style-name="P12"><text:span text:style-name="T18">SOME SCREEN SHOTS:</text:span></text:p>
      <text:p text:style-name="P12"><text:span text:style-name="T18">ADMIN<text:s text:c="2"/>PAGE FOR OUR WEBSITE:</text:span></text:p>
      <text:p text:style-name="P12"><draw:frame text:anchor-type="as-char" svg:width="158.50mm" svg:height="81.79mm" style:rel-width="scale" style:rel-height="scale"><draw:object-ole xlink:href="OleObj4"/><draw:image xlink:href="ObjectReplacements/OleObj4"/></draw:frame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>CONTENT MANAGEMNT SYSTEM WEBPAGE:</text:span></text:p>
      <text:p text:style-name="P12"><draw:frame text:anchor-type="as-char" svg:width="158.50mm" svg:height="98.02mm" style:rel-width="scale" style:rel-height="scale"><draw:object-ole xlink:href="OleObj5"/><draw:image xlink:href="ObjectReplacements/OleObj5"/></draw:frame><text:span text:style-name="T22"/></text:p>
      <text:p text:style-name="P12"><text:span text:style-name="T23">CODE:</text:span></text:p>
      <text:p text:style-name="P13"><text:span text:style-name="T24">View Code</text:span></text:p>
      <text:p text:style-name="P13"><text:span text:style-name="T24">&lt;div class="container"&gt;</text:span></text:p>
      <text:p text:style-name="P13"><text:span text:style-name="T24">&lt;div class="row"&gt;</text:span></text:p>
      <text:p text:style-name="P13"><text:span text:style-name="T24">&lt;div class="col-md-12 col-sm-12 mb10 border1x-right"&gt;</text:span></text:p>
      <text:p text:style-name="P13"><text:span text:style-name="T24">&lt;div class="innerAll bg-white"&gt;</text:span></text:p>
      <text:p text:style-name="P13"><text:span text:style-name="T24"/></text:p>
      <text:p text:style-name="P13"><text:span text:style-name="T24">&lt;form method="post" action="&lt;?php echo site_url();?&gt;registration/register" class="form-horizontal"&gt;</text:span></text:p>
      <text:p text:style-name="P13"><text:span text:style-name="T24">&lt;h1 class="text-primary"&gt;Supplier Registration&lt;/h1&gt;&lt;hr&gt;</text:span></text:p>
      <text:p text:style-name="P13"><text:span text:style-name="T24">&lt;?php if($this-&gt;session-&gt;flashdata('msg_succ') != ''){ ?&gt;</text:span></text:p>
      <text:p text:style-name="P13"><text:span text:style-name="T24">&lt;div class="alert alert-block alert-danger"&gt;</text:span></text:p>
      <text:p text:style-name="P13"><text:span text:style-name="T24">&lt;button type="button" class="close" data-dismiss="alert"&gt;</text:span></text:p>
      <text:p text:style-name="P13"><text:span text:style-name="T24">&lt;i class="icon-remove"&gt;&lt;/i&gt;</text:span></text:p>
      <text:p text:style-name="P13"><text:span text:style-name="T24">&lt;/button&gt;</text:span></text:p>
      <text:p text:style-name="P13"><text:span text:style-name="T24">&lt;p&gt;</text:span></text:p>
      <text:p text:style-name="P13"><text:span text:style-name="T24">&lt;i class="icon-ok"&gt;&lt;/i&gt;</text:span></text:p>
      <text:p text:style-name="P13"><text:span text:style-name="T24">&lt;? php echo $this-&gt;session-&gt;flashdata('msg_succ')?$this-&gt;session-&gt;flashdata('msg_succ'):'';?&gt;</text:span></text:p>
      <text:p text:style-name="P13"><text:span text:style-name="T24">&lt;/p&gt;</text:span></text:p>
      <text:p text:style-name="P13"><text:span text:style-name="T24">&lt;/div&gt;</text:span></text:p>
      <text:p text:style-name="P13"><text:span text:style-name="T24">&lt;?php } ?&gt;</text:span></text:p>
      <text:p text:style-name="P13"><text:span text:style-name="T24">&lt;field set&gt;</text:span></text:p>
      <text:p text:style-name="P13"><text:span text:style-name="T24">&lt;/br&gt;</text:span></text:p>
      <text:p text:style-name="P13"><text:span text:style-name="T24">&lt;div class="form-group"&gt;</text:span></text:p>
      <text:p text:style-name="P13"><text:span text:style-name="T24">&lt;span class="col-sm-3 control-label"&gt;Email&lt;/span&gt;</text:span></text:p>
      <text:p text:style-name="P13"><text:span text:style-name="T24">&lt;div class="col-sm-9"&gt;</text:span></text:p>
      <text:p text:style-name="P13"><text:span text:style-name="T24">&lt;input type="email” required pattern="[a-z0-9._%+-]+@[a-z0-9.-]+\.[a-z]{2,4}$" name="email" placeholder="Enter Email ID" class="form-control" 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/></text:p>
      <text:p text:style-name="P13"><text:span text:style-name="T24">&lt;div class="form-group"&gt;</text:span></text:p>
      <text:p text:style-name="P13"><text:span text:style-name="T24">&lt;span class="col-sm-3 control-label"&gt;Password&lt;/span&gt;</text:span></text:p>
      <text:p text:style-name="P13"><text:span text:style-name="T24">&lt;div class="col-sm-9"&gt;</text:span></text:p>
      <text:p text:style-name="P13"><text:span text:style-name="T24">&lt;div class="row"&gt;</text:span></text:p>
      <text:p text:style-name="P13"><text:span text:style-name="T24">&lt;div class="col-sm-6"&gt;</text:span></text:p>
      <text:p text:style-name="P13"><text:span text:style-name="T24">&lt;input type="password"<text:s text:c="2"/>name="password" id="password" required placeholder="Enter Password" class="form-control"&gt;</text:span></text:p>
      <text:p text:style-name="P13"><text:span text:style-name="T24">&lt;/div&gt;</text:span></text:p>
      <text:p text:style-name="P13"><text:span text:style-name="T24">&lt;div class="col-sm-6"&gt;</text:span></text:p>
      <text:p text:style-name="P13"><text:span text:style-name="T24">&lt;input type="password" name="confirm_password" id="confirm_password" required placeholder="Retype Password" class="form-control"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div class="form-group"&gt;</text:span></text:p>
      <text:p text:style-name="P13"><text:span text:style-name="T24">&lt;span class="col-sm-3 control-label"&gt;Company Name&lt;/span&gt;</text:span></text:p>
      <text:p text:style-name="P13"><text:span text:style-name="T24">&lt;div class="col-sm-9"&gt;</text:span></text:p>
      <text:p text:style-name="P13"><text:span text:style-name="T24">&lt;input type="text" name="cname" required placeholder="Company Name" class="form-control"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div class="form-group"&gt;</text:span></text:p>
      <text:p text:style-name="P13"><text:span text:style-name="T24">&lt;span class="col-sm-3 control-label"&gt;Company Details&lt;/span&gt;</text:span></text:p>
      <text:p text:style-name="P13"><text:span text:style-name="T24">&lt;div class="col-sm-9"&gt;</text:span></text:p>
      <text:p text:style-name="P13"><text:span text:style-name="T24">&lt;div class="row"&gt;</text:span></text:p>
      <text:p text:style-name="P13"><text:span text:style-name="T24">&lt;div class="col-sm-6"&gt;</text:span></text:p>
      <text:p text:style-name="P13"><text:span text:style-name="T24">&lt;input type="text" name="cphone" required placeholder="Mobile No." class="form-control"&gt;</text:span></text:p>
      <text:p text:style-name="P13"><text:span text:style-name="T24">&lt;/div&gt;</text:span></text:p>
      <text:p text:style-name="P13"><text:span text:style-name="T24">&lt;div class="col-sm-6"&gt;</text:span></text:p>
      <text:p text:style-name="P13"><text:span text:style-name="T24">&lt;input type="text" name="cpersonname" placeholder="Contact Person Name" class="form-control"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div class="form-group"&gt;</text:span></text:p>
      <text:p text:style-name="P13"><text:span text:style-name="T24">&lt;span class="col-sm-3 control-label"&gt;Company Address&lt;/span&gt;</text:span></text:p>
      <text:p text:style-name="P13"><text:span text:style-name="T24">&lt;div class="col-sm-9"&gt;</text:span></text:p>
      <text:p text:style-name="P13"><text:span text:style-name="T24">&lt;textarea name="caddress" class="form-control" required&gt;&lt;/textarea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div class="form-group"&gt;</text:span></text:p>
      <text:p text:style-name="P13"><text:span text:style-name="T24">&lt;span class="col-sm-3 control-label"&gt;Company Description&lt;/span&gt;</text:span></text:p>
      <text:p text:style-name="P13"><text:span text:style-name="T24">&lt;div class="col-sm-9"&gt;</text:span></text:p>
      <text:p text:style-name="P13"><text:span text:style-name="T24">&lt;textarea name="cdesc" &gt;&lt;/textarea&gt;</text:span></text:p>
      <text:p text:style-name="P13"><text:span text:style-name="T24">&lt;script&gt;</text:span></text:p>
      <text:p text:style-name="P13"><text:span text:style-name="T24">&lt;/script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div class="form-group"&gt;</text:span></text:p>
      <text:p text:style-name="P13"><text:span text:style-name="T24">&lt;span class="col-sm-3 control-label"&gt;&lt;/span&gt;</text:span></text:p>
      <text:p text:style-name="P13"><text:span text:style-name="T24">&lt;div class="col-sm-9"&gt;</text:span></text:p>
      <text:p text:style-name="P13"><text:span text:style-name="T24">&lt;input type="submit" value="submit" name="submit" class="btn btn-primary btn-lg"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/fieldset&gt;</text:span></text:p>
      <text:p text:style-name="P13"><text:span text:style-name="T24">&lt;/form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/div&gt;</text:span></text:p>
      <text:p text:style-name="P13"><text:span text:style-name="T24">&lt;script type="text/javascript"&gt;</text:span></text:p>
      <text:p text:style-name="P13"><text:span text:style-name="T24">var password = document.getElementById("password")</text:span></text:p>
      <text:p text:style-name="P13"><text:span text:style-name="T24">, confirm_password = document.getElementById("confirm_password");</text:span></text:p>
      <text:p text:style-name="P13"><text:span text:style-name="T24"/></text:p>
      <text:p text:style-name="P13"><text:span text:style-name="T24">function validate Password(){</text:span></text:p>
      <text:p text:style-name="P13"><text:span text:style-name="T24">if(password. Value != confirm_password.value) {</text:span></text:p>
      <text:p text:style-name="P13"><text:span text:style-name="T24">confirm_password.setCustomValidity ("Passwords Don't Match");</text:span></text:p>
      <text:p text:style-name="P13"><text:span text:style-name="T24">} else {</text:span></text:p>
      <text:p text:style-name="P13"><text:span text:style-name="T24">confirm_password.setCustomValidity ('');</text:span></text:p>
      <text:p text:style-name="P13"><text:span text:style-name="T24">}</text:span></text:p>
      <text:p text:style-name="P13"><text:span text:style-name="T24">}</text:span></text:p>
      <text:p text:style-name="P13"><text:span text:style-name="T24">password.onchange = validate Password;</text:span></text:p>
      <text:p text:style-name="P13"><text:span text:style-name="T24">confirm_password.onkeyup = validate Password;</text:span></text:p>
      <text:p text:style-name="P13"><text:span text:style-name="T24">&lt;/script&gt;</text:span></text:p>
      <text:p text:style-name="P13"><text:span text:style-name="T24">REGISTRATION IMAGE:</text:span></text:p>
      <text:p text:style-name="P14"><draw:frame text:anchor-type="as-char" svg:width="151.89mm" svg:height="96.01mm" style:rel-width="scale" style:rel-height="scale"><draw:object-ole xlink:href="OleObj6"/><draw:image xlink:href="ObjectReplacements/OleObj6"/></draw:frame><text:span text:style-name="T25"/></text:p>
      <text:p text:style-name="P14"><text:span text:style-name="T25"/></text:p>
      <text:p text:style-name="P15"><draw:frame text:anchor-type="as-char" svg:width="152.40mm" svg:height="83.08mm" style:rel-width="scale" style:rel-height="scale"><draw:object-ole xlink:href="OleObj7"/><draw:image xlink:href="ObjectReplacements/OleObj7"/></draw:frame><text:span text:style-name="T25"/></text:p>
      <text:p text:style-name="P15"><text:span text:style-name="T25"/></text:p>
      <text:p text:style-name="P16"><text:span text:style-name="T25"/></text:p>
      <text:p text:style-name="P16"><text:span text:style-name="T25"/></text:p>
      <text:p text:style-name="P16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